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5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748" calcext:value-type="float">
            <text:p>141.2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3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2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0528" calcext:value-type="float">
            <text:p>141.3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5288" calcext:value-type="float">
            <text:p>141.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1384" calcext:value-type="float">
            <text:p>141.2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24432" calcext:value-type="float">
            <text:p>141.2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5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6624" calcext:value-type="float">
            <text:p>141.3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9192" calcext:value-type="float">
            <text:p>141.0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200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384" calcext:value-type="float">
            <text:p>137.4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199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224" calcext:value-type="float">
            <text:p>141.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199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336" calcext:value-type="float">
            <text:p>141.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311112101001</text:p>
          </table:table-cell>
          <table:table-cell office:value-type="string" calcext:value-type="string">
            <text:p>A-21-02 10BAA</text:p>
          </table:table-cell>
          <table:table-cell office:value-type="string" calcext:value-type="string">
            <text:p>199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